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dd7b07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2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8be03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e2d52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3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officeooo:rsid="014eeaf0"/>
    </style:style>
    <style:style style:name="T131" style:family="text">
      <style:text-properties officeooo:rsid="014ea810"/>
    </style:style>
    <style:style style:name="T132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0" style:family="text">
      <style:text-properties officeooo:rsid="00172dcf"/>
    </style:style>
    <style:style style:name="T151" style:family="text">
      <style:text-properties fo:font-weight="normal" officeooo:rsid="00172dcf" style:font-weight-asian="normal" style:font-weight-complex="normal"/>
    </style:style>
    <style:style style:name="T152" style:family="text">
      <style:text-properties officeooo:rsid="0119bd75"/>
    </style:style>
    <style:style style:name="T153" style:family="text">
      <style:text-properties style:font-name="Liberation Sans"/>
    </style:style>
    <style:style style:name="T154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5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57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158" style:family="text">
      <style:text-properties style:font-name="Liberation Sans" fo:font-size="12pt" style:font-size-asian="12pt" style:font-size-complex="12pt"/>
    </style:style>
    <style:style style:name="T159" style:family="text">
      <style:text-properties style:font-name="Liberation Sans" fo:font-size="12pt" officeooo:rsid="009c12e0" style:font-size-asian="12pt" style:font-size-complex="12pt"/>
    </style:style>
    <style:style style:name="T160" style:family="text">
      <style:text-properties style:font-name="Liberation Sans" fo:font-size="12pt" officeooo:rsid="00178133" style:font-size-asian="12pt" style:font-size-complex="12pt"/>
    </style:style>
    <style:style style:name="T161" style:family="text">
      <style:text-properties style:font-name="Liberation Sans" fo:font-size="12pt" officeooo:rsid="007ef2fc" style:font-size-asian="12pt" style:font-size-complex="12pt"/>
    </style:style>
    <style:style style:name="T162" style:family="text">
      <style:text-properties style:font-name="Liberation Sans" fo:font-size="12pt" style:text-underline-style="none" officeooo:rsid="009c12e0" style:font-size-asian="12pt" style:font-size-complex="12pt"/>
    </style:style>
    <style:style style:name="T163" style:family="text">
      <style:text-properties officeooo:rsid="007505e5"/>
    </style:style>
    <style:style style:name="T164" style:family="text">
      <style:text-properties officeooo:rsid="0013aa8e"/>
    </style:style>
    <style:style style:name="T165" style:family="text">
      <style:text-properties officeooo:rsid="007ef2fc"/>
    </style:style>
    <style:style style:name="T166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14">C</text:span></text:span><text:span text:style-name="Strong_20_Emphasis"><text:span text:style-name="T113">hecklist voor </text:span></text:span><text:span text:style-name="Strong_20_Emphasis"><text:span text:style-name="T114">het</text:span></text:span><text:span text:style-name="Strong_20_Emphasis"><text:span text:style-name="T113"> </text:span></text:span><text:span text:style-name="Strong_20_Emphasis"><text:span text:style-name="T119">overzetten</text:span></text:span><text:span text:style-name="Strong_20_Emphasis"><text:span text:style-name="T113"> van Windows naar </text:span></text:span><text:span text:style-name="Strong_20_Emphasis"><text:span text:style-name="T120">Ubuntu </text:span></text:span><text:span text:style-name="Strong_20_Emphasis"><text:span text:style-name="T121">of Debian GNU/</text:span></text:span><text:span text:style-name="Strong_20_Emphasis"><text:span text:style-name="T115">Linux</text:span></text:span><text:span text:style-name="T113">.</text:span></text:p>
      <text:p text:style-name="P12"><text:span text:style-name="Strong_20_Emphasis"><text:span text:style-name="T113"/></text:span></text:p>
      <text:p text:style-name="P13"><text:span text:style-name="Strong_20_Emphasis"><text:span text:style-name="T113">Kijk op </text:span></text:span><text:a xlink:type="simple" xlink:href="https://karelzimmer.nl/" text:style-name="Internet_20_link" text:visited-style-name="Visited_20_Internet_20_Link"><text:span text:style-name="Internet_20_link"><text:span text:style-name="T154">karelzimmer.nl</text:span></text:span></text:a><text:span text:style-name="Strong_20_Emphasis"><text:span text:style-name="T113"> </text:span></text:span><text:span text:style-name="Strong_20_Emphasis"><text:span text:style-name="T116">voor</text:span></text:span><text:span text:style-name="Strong_20_Emphasis"><text:span text:style-name="T117"> </text:span></text:span><text:span text:style-name="Strong_20_Emphasis"><text:span text:style-name="T155">deze en andere </text:span></text:span><text:span text:style-name="Strong_20_Emphasis"><text:span text:style-name="T118">checklists, scripts, en overige bestanden.</text:span></text:span></text:p>
      <text:p text:style-name="P22"/>
      <text:p text:style-name="P17"><text:span text:style-name="Strong_20_Emphasis"><text:span text:style-name="T133">D</text:span></text:span><text:span text:style-name="Strong_20_Emphasis"><text:span text:style-name="T132">it is een invulbare PD</text:span></text:span><text:span text:style-name="Strong_20_Emphasis"><text:span text:style-name="T134">F</text:span></text:span><text:span text:style-name="Strong_20_Emphasis"><text:span text:style-name="T132"> met tekst- en keuzevakken; </text:span></text:span><text:span text:style-name="Strong_20_Emphasis"><text:span text:style-name="T135">a</text:span></text:span><text:span text:style-name="Strong_20_Emphasis"><text:span text:style-name="T132">fdrukken is niet noodzakelijk.</text:span></text:span></text:p>
      <text:p text:style-name="P16"><text:span text:style-name="Strong_20_Emphasis"><text:span text:style-name="T157"/></text:span></text:p>
      <text:list xml:id="list1147180718" text:style-name="L1">
        <text:list-item>
          <text:p text:style-name="P65"><text:span text:style-name="T105">Over</text:span><text:span text:style-name="T106">zetten</text:span><text:span text:style-name="T104"> voorbereiden</text:span><text:span text:style-name="T103"> (</text:span><text:span text:style-name="T102">op</text:span><text:span text:style-name="T103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6"><text:span text:style-name="T107">Verbreek de Internetverbinding, zodat er geen nieuwe </text:span><text:span text:style-name="T108">e-</text:span><text:span text:style-name="T107">mails </text:span><text:span text:style-name="T108">meer</text:span><text:span text:style-name="T109"> </text:span><text:span text:style-name="T108">binnen </text:span><text:span text:style-name="T109">kunnen </text:span><text:span text:style-name="T10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6">Verzame<text:span text:style-name="T163">l</text:span> <text:span text:style-name="T164">computernaam en </text:span>gebruikersnamen (zie pagina <text:span text:style-name="T165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58">Verzamel </text:span><text:span text:style-name="Emphasis"><text:span text:style-name="T162">per gebruiker</text:span></text:span><text:span text:style-name="T159"> </text:span><text:span text:style-name="T158">E-mailadressen </text:span><text:span text:style-name="T160">en</text:span><text:span text:style-name="T158"> mailserver</text:span><text:span text:style-name="T160">adressen</text:span><text:span text:style-name="T158"> inclusief gebruikersnamen en wachtwoorden, zie pagina </text:span><text:span text:style-name="T161">4</text:span><text:span text:style-name="T158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5"><text:span text:style-name="T122">Installeer en start </text:span><text:span text:style-name="T128">Google Chrome</text:span><text:span text:style-name="T122">, i</text:span><text:span text:style-name="T50">mporteer </text:span><text:span text:style-name="Emphasis"><text:span text:style-name="T75">per gebruiker</text:span></text:span><text:span text:style-name="T51"> </text:span><text:span text:style-name="T50">alles </text:span><text:span text:style-name="T52">vanuit </text:span><text:span text:style-name="T53">de </text:span><text:span text:style-name="T52">huidige browser</text:span><text:span text:style-name="T50">, en controleer de werking</text:span><text:span text:style-name="T122">.</text:span></text:p>
            <text:p text:style-name="P27"><text:span text:style-name="T110">Als importeren niet lukt, alles exporteren </text:span><text:span text:style-name="T111">op alle mogelijke manieren </text:span><text:span text:style-name="T110">vanuit </text:span><text:span text:style-name="T112">de </text:span><text:span text:style-name="T11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6"><text:span text:style-name="T122">Installeer en start Mozilla Firefox, i</text:span><text:span text:style-name="T50">mporteer </text:span><text:span text:style-name="Emphasis"><text:span text:style-name="T75">per gebruiker</text:span></text:span><text:span text:style-name="T51"> </text:span><text:span text:style-name="T50">alles </text:span><text:span text:style-name="T52">vanuit </text:span><text:span text:style-name="T53">de </text:span><text:span text:style-name="T52">huidige browser</text:span><text:span text:style-name="T50">, en controleer de werking</text:span><text:span text:style-name="T122">.</text:span></text:p>
            <text:p text:style-name="P28"><text:span text:style-name="T110">Als importeren niet lukt, alles exporteren </text:span><text:span text:style-name="T111">op alle mogelijke manieren </text:span><text:span text:style-name="T110">vanuit </text:span><text:span text:style-name="T112">de </text:span><text:span text:style-name="T11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4"><text:span text:style-name="T122">Installeer en start Mozilla Thunderbird, importeer </text:span><text:span text:style-name="Emphasis"><text:span text:style-name="T129">per gebruiker</text:span></text:span><text:span text:style-name="T123"> </text:span><text:span text:style-name="T124">vanuit </text:span><text:span text:style-name="T125">het </text:span><text:span text:style-name="T124">huidig e-mailprogramma </text:span><text:span text:style-name="T126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8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8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8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8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8"><text:tab/></text:span></text:span><text:span text:style-name="T126">accountinstellingen</text:span><text:span text:style-name="T12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37"><text:tab/></text:span></text:span><text:span text:style-name="T15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37"><text:tab/></text:span></text:span><text:span text:style-name="T15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8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8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8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8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8"><text:tab/></text:span></text:span><text:span text:style-name="T127">agenda, </text:span><text:span text:style-name="T122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8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8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8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8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8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8"><text:tab/></text:span></text:span><text:span text:style-name="T122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154357241443959" text:continue-list="list1147180718" text:style-name="L1">
        <text:list-item text:start-value="1">
          <text:p text:style-name="P63"><text:span text:style-name="Strong_20_Emphasis"><text:span text:style-name="T64">Over</text:span></text:span><text:span text:style-name="Strong_20_Emphasis"><text:span text:style-name="T65">zetten</text:span></text:span><text:span text:style-name="Strong_20_Emphasis"><text:span text:style-name="T60"> voorbereiden</text:span></text:span><text:span text:style-name="Strong_20_Emphasis"><text:span text:style-name="T81"> (</text:span></text:span><text:span text:style-name="Strong_20_Emphasis"><text:span text:style-name="T83">op</text:span></text:span><text:span text:style-name="Strong_20_Emphasis"><text:span text:style-name="T81"> Windows) - </text:span></text:span><text:span text:style-name="Strong_20_Emphasis"><text:span text:style-name="T82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8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8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8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1">M</text:span></text:span><text:span text:style-name="Strong_20_Emphasis"><text:span text:style-name="T22">aak een Windows </text:span></text:span><text:span text:style-name="Strong_20_Emphasis"><text:span text:style-name="T23">back-up</text:span></text:span><text:span text:style-name="Strong_20_Emphasis"><text:span text:style-name="T22"> via kopiëren naar een externe harddisk</text:span></text:span><text:span text:style-name="Strong_20_Emphasis"><text:span text:style-name="T5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8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ijn documenten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8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8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Bureaubladachtergrond</text:span></text:span><text:span text:style-name="Strong_20_Emphasis"><text:span text:style-name="T26">en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8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8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8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8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8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8"><text:tab/></text:span></text:span><text:span text:style-name="Strong_20_Emphasis"><text:span text:style-name="T24">De aangemaakte </text:span></text:span><text:span text:style-name="Strong_20_Emphasis"><text:span text:style-name="T12">GC</text:span></text:span><text:span text:style-name="Strong_20_Emphasis"><text:span text:style-name="T24"> bestanden<text:line-break/><text:tab/><text:tab/><text:tab/><text:tab/></text:span></text:span><text:span text:style-name="Strong_20_Emphasis"><text:span text:style-name="T27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39">Gebruikersnaam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2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8">W7</text:span></text:span><text:span text:style-name="Strong_20_Emphasis"><text:span text:style-name="T79"><text:tab/></text:span></text:span><text:span text:style-name="Emphasis"><text:span text:style-name="T80">:</text:span></text:span><text:span text:style-name="Emphasis"><text:span text:style-name="T68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39">Gebruikersnaam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8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8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8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8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8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8"><text:tab/></text:span></text:span><text:span text:style-name="Strong_20_Emphasis"><text:span text:style-name="T24">De aangemaakte FF bestanden<text:line-break/><text:tab/><text:tab/><text:tab/><text:tab/></text:span></text:span><text:span text:style-name="Strong_20_Emphasis"><text:span text:style-name="T27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39">Gebruikersnaam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8">W7<text:tab/></text:span></text:span><text:span text:style-name="Emphasis"><text:span text:style-name="T80">:</text:span></text:span><text:span text:style-name="Emphasis"><text:span text:style-name="T68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39">Gebruikersnaam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8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8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8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8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8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8"><text:tab/></text:span></text:span><text:span text:style-name="Strong_20_Emphasis"><text:span text:style-name="T24">De aangemaakte TB bestanden<text:line-break/><text:tab/><text:tab/><text:tab/><text:tab/></text:span></text:span><text:span text:style-name="Strong_20_Emphasis"><text:span text:style-name="T27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8">C:\Documents and Settings\</text:span></text:span><text:span text:style-name="Definition"><text:span text:style-name="T140">&lt;</text:span></text:span><text:span text:style-name="Definition"><text:span text:style-name="T139">Gebruikersnaam</text:span></text:span><text:span text:style-name="Definition"><text:span text:style-name="T140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8">W7<text:tab/></text:span></text:span><text:span text:style-name="Emphasis"><text:span text:style-name="T80">:</text:span></text:span><text:span text:style-name="Emphasis"><text:span text:style-name="T68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39">Gebruikersnaam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25"/>
      <text:p text:style-name="P35"/>
      <text:list xml:id="list154358272946280" text:continue-numbering="true" text:style-name="L1">
        <text:list-item>
          <text:p text:style-name="P64"><text:span text:style-name="Strong_20_Emphasis"><text:span text:style-name="T89">Ubuntu </text:span></text:span><text:span text:style-name="Strong_20_Emphasis"><text:span text:style-name="T90">of Debian GNU/</text:span></text:span><text:span text:style-name="Strong_20_Emphasis"><text:span text:style-name="T87">Linux </text:span></text:span><text:span text:style-name="Strong_20_Emphasis"><text:span text:style-name="T88">installeren</text:span></text:span><text:span text:style-name="Strong_20_Emphasis"><text:span text:style-name="T29"> </text:span></text:span><text:span text:style-name="Emphasis"><text:span text:style-name="T69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8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5">Ubuntu </text:span></text:span><text:span text:style-name="Strong_20_Emphasis"><text:span text:style-name="T56">of Debian GNU/</text:span></text:span><text:span text:style-name="Strong_20_Emphasis"><text:span text:style-name="T19">Linux </text:span></text:span><text:span text:style-name="Strong_20_Emphasis"><text:span text:style-name="T11">Linux volgens de </text:span></text:span><text:span text:style-name="Strong_20_Emphasis"><text:span text:style-name="T61">Checklist</text:span></text:span><text:span text:style-name="Strong_20_Emphasis"><text:span text:style-name="T62"> i</text:span></text:span><text:span text:style-name="Strong_20_Emphasis"><text:span text:style-name="T63">nstallatie</text:span></text:span><text:span text:style-name="Strong_20_Emphasis"><text:span text:style-name="T13">.</text:span></text:span></text:p>
          </table:table-cell>
        </table:table-row>
      </table:table>
      <text:p text:style-name="P19"><text:span text:style-name="Strong_20_Emphasis"><text:span text:style-name="T141"><text:tab/></text:span></text:span></text:p>
      <text:list xml:id="list154357913409277" text:continue-numbering="true" text:style-name="L1">
        <text:list-item>
          <text:p text:style-name="P61"><text:span text:style-name="Strong_20_Emphasis"><text:span text:style-name="T64">Over</text:span></text:span><text:span text:style-name="Strong_20_Emphasis"><text:span text:style-name="T65">zetten </text:span></text:span><text:span text:style-name="Strong_20_Emphasis"><text:span text:style-name="T57">uitvoeren</text:span></text:span><text:span text:style-name="Strong_20_Emphasis"><text:span text:style-name="T20"> </text:span></text:span><text:span text:style-name="Strong_20_Emphasis"><text:span text:style-name="T77">(</text:span></text:span><text:span text:style-name="Strong_20_Emphasis"><text:span text:style-name="T83">op</text:span></text:span><text:span text:style-name="Strong_20_Emphasis"><text:span text:style-name="T77"> </text:span></text:span><text:span text:style-name="Strong_20_Emphasis"><text:span text:style-name="T85">Ubuntu </text:span></text:span><text:span text:style-name="Strong_20_Emphasis"><text:span text:style-name="T86">of Debian GNU/</text:span></text:span><text:span text:style-name="Strong_20_Emphasis"><text:span text:style-name="T84">Linux</text:span></text:span><text:span text:style-name="Strong_20_Emphasis"><text:span text:style-name="T77">)</text:span></text:span><text:span text:style-name="Strong_20_Emphasis"><text:span text:style-name="T20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43"/></text:span></text:p>
        </text:list-item>
      </text:list>
      <text:p text:style-name="P20"><text:span text:style-name="Strong_20_Emphasis"><text:span text:style-name="T141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41"><text:tab/></text:span></text:span><text:span text:style-name="Strong_20_Emphasis"><text:span text:style-name="T141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41"><text:tab/></text:span></text:span><text:span text:style-name="Strong_20_Emphasis"><text:span text:style-name="T141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41"><text:tab/></text:span></text:span><text:span text:style-name="Strong_20_Emphasis"><text:span text:style-name="T141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41"><text:tab/></text:span></text:span><text:span text:style-name="Strong_20_Emphasis"><text:span text:style-name="T144">Zorg dat er geen </text:span></text:span><text:span text:style-name="Strong_20_Emphasis"><text:span text:style-name="T142">Internetverbinding </text:span></text:span><text:span text:style-name="Strong_20_Emphasis"><text:span text:style-name="T144">is, zodat er geen nieuwe </text:span></text:span><text:span text:style-name="Strong_20_Emphasis"><text:span text:style-name="T145">e-</text:span></text:span><text:span text:style-name="Strong_20_Emphasis"><text:span text:style-name="T144">mails </text:span></text:span><text:span text:style-name="Strong_20_Emphasis"><text:span text:style-name="T146">kunnen </text:span></text:span><text:span text:style-name="Strong_20_Emphasis"><text:span text:style-name="T145">binnen</text:span></text:span><text:span text:style-name="Strong_20_Emphasis"><text:span text:style-name="T144">komen.</text:span></text:span></text:p>
      <text:p text:style-name="P14"><text:span text:style-name="Strong_20_Emphasis"><text:span text:style-name="T49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49"><text:tab/></text:span></text:span><text:span text:style-name="Strong_20_Emphasis"><text:span text:style-name="T49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49"><text:tab/></text:span></text:span><text:span text:style-name="Strong_20_Emphasis"><text:span text:style-name="T49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49"><text:tab/></text:span></text:span><text:span text:style-name="Strong_20_Emphasis"><text:span text:style-name="T49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49"><text:tab/></text:span></text:span><text:span text:style-name="Strong_20_Emphasis"><text:span text:style-name="T20">Koppel de externe harddisk aan.</text:span></text:span></text:p>
      <text:p text:style-name="P14"><text:span text:style-name="Strong_20_Emphasis"><text:span text:style-name="T49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49"><text:tab/></text:span></text:span><text:span text:style-name="Strong_20_Emphasis"><text:span text:style-name="T49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49"><text:tab/></text:span></text:span><text:span text:style-name="Strong_20_Emphasis"><text:span text:style-name="T49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49"><text:tab/></text:span></text:span><text:span text:style-name="Strong_20_Emphasis"><text:span text:style-name="T20">Kopieer </text:span></text:span><text:span text:style-name="Strong_20_Emphasis"><text:span text:style-name="T30">Mijn documenten, </text:span></text:span><text:span text:style-name="Strong_20_Emphasis"><text:span text:style-name="T25">etc</text:span></text:span><text:span text:style-name="Strong_20_Emphasis"><text:span text:style-name="T20">.</text:span></text:span></text:p>
      <text:p text:style-name="P14"><text:span text:style-name="Strong_20_Emphasis"><text:span text:style-name="T49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49"><text:tab/></text:span></text:span><text:span text:style-name="Strong_20_Emphasis"><text:span text:style-name="T31">Kopieer </text:span></text:span><text:span text:style-name="Strong_20_Emphasis"><text:span text:style-name="T32">Belastingdienst naar ~/belastingdienst.nl.</text:span></text:span></text:p>
      <text:p text:style-name="P14"><text:span text:style-name="Strong_20_Emphasis"><text:span text:style-name="T49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49"><text:tab/></text:span></text:span><text:span text:style-name="Strong_20_Emphasis"><text:span text:style-name="T31">Kopieer </text:span></text:span><text:span text:style-name="Strong_20_Emphasis"><text:span text:style-name="T24">Bureaubladachtergrond </text:span></text:span><text:span text:style-name="Strong_20_Emphasis"><text:span text:style-name="T33">naar ~/Afbeeldingen.</text:span></text:span></text:p>
      <text:p text:style-name="P14"><text:span text:style-name="Strong_20_Emphasis"><text:span text:style-name="T49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49"><text:tab/></text:span></text:span><text:span text:style-name="Strong_20_Emphasis"><text:span text:style-name="T49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49"><text:tab/></text:span></text:span><text:span text:style-name="Strong_20_Emphasis"><text:span text:style-name="T20">Kopieer de </text:span></text:span><text:span text:style-name="Strong_20_Emphasis"><text:span text:style-name="T15">Chrome </text:span></text:span><text:span text:style-name="Strong_20_Emphasis"><text:span text:style-name="T20">data </text:span></text:span><text:span text:style-name="Strong_20_Emphasis"><text:span text:style-name="T31">naar ~/.</text:span></text:span><text:span text:style-name="Strong_20_Emphasis"><text:span text:style-name="T15">chrome</text:span></text:span><text:span text:style-name="Strong_20_Emphasis"><text:span text:style-name="T34">, </text:span></text:span><text:span text:style-name="Strong_20_Emphasis"><text:span text:style-name="T25">of in </text:span></text:span><text:span text:style-name="Strong_20_Emphasis"><text:span text:style-name="T31">~/.</text:span></text:span><text:span text:style-name="Strong_20_Emphasis"><text:span text:style-name="T16">google</text:span></text:span><text:span text:style-name="Strong_20_Emphasis"><text:span text:style-name="T31">.</text:span></text:span></text:p>
      <text:p text:style-name="P14"><text:span text:style-name="Strong_20_Emphasis"><text:span text:style-name="T49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49"><text:tab/></text:span></text:span><text:span text:style-name="Strong_20_Emphasis"><text:span text:style-name="T49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49"><text:tab/></text:span></text:span><text:span text:style-name="Strong_20_Emphasis"><text:span text:style-name="T49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49"><text:tab/></text:span></text:span><text:span text:style-name="Strong_20_Emphasis"><text:span text:style-name="T49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49"><text:tab/></text:span></text:span><text:span text:style-name="Strong_20_Emphasis"><text:span text:style-name="T20">Kopieer de Firefox data </text:span></text:span><text:span text:style-name="Strong_20_Emphasis"><text:span text:style-name="T31">naar ~/.mozilla </text:span></text:span><text:span text:style-name="Strong_20_Emphasis"><text:span text:style-name="T34">(let op Firefox </text:span></text:span><text:span text:style-name="Strong_20_Emphasis"><text:span text:style-name="T35"><text:s/>→ </text:span></text:span><text:span text:style-name="Strong_20_Emphasis"><text:span text:style-name="T36">firefox</text:span></text:span><text:span text:style-name="Strong_20_Emphasis"><text:span text:style-name="T34">), </text:span></text:span><text:span text:style-name="Strong_20_Emphasis"><text:span text:style-name="T25">of in </text:span></text:span><text:span text:style-name="Strong_20_Emphasis"><text:span text:style-name="T31">~/.mozilla.</text:span></text:span></text:p>
      <text:p text:style-name="P20"><text:span text:style-name="Strong_20_Emphasis"><text:span text:style-name="T141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41"><text:tab/></text:span></text:span><text:span text:style-name="Strong_20_Emphasis"><text:span text:style-name="T141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41"><text:tab/></text:span></text:span><text:span text:style-name="Strong_20_Emphasis"><text:span text:style-name="T141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41"><text:tab/></text:span></text:span><text:span text:style-name="Strong_20_Emphasis"><text:span text:style-name="T141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41"><text:tab/></text:span></text:span><text:span text:style-name="Strong_20_Emphasis"><text:span text:style-name="T142">Start Firefox en controleer de werking.</text:span></text:span></text:p>
      <text:p text:style-name="P20"><text:span text:style-name="Strong_20_Emphasis"><text:span text:style-name="T141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41"><text:tab/></text:span></text:span><text:span text:style-name="Strong_20_Emphasis"><text:span text:style-name="T141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41"><text:tab/></text:span></text:span><text:span text:style-name="Strong_20_Emphasis"><text:span text:style-name="T141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41"><text:tab/></text:span></text:span><text:span text:style-name="Strong_20_Emphasis"><text:span text:style-name="T141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41"><text:tab/></text:span></text:span><text:span text:style-name="Strong_20_Emphasis"><text:span text:style-name="T142">Kopieer de Thunderbird data </text:span></text:span><text:span text:style-name="Strong_20_Emphasis"><text:span text:style-name="T147">naar ~/.thunderbird, </text:span></text:span><text:span text:style-name="Strong_20_Emphasis"><text:span text:style-name="T148">of in </text:span></text:span><text:span text:style-name="Strong_20_Emphasis"><text:span text:style-name="T147">~/.thunderbird.</text:span></text:span></text:p>
      <text:p text:style-name="P14"><text:span text:style-name="Strong_20_Emphasis"><text:span text:style-name="T49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49"><text:tab/></text:span></text:span><text:span text:style-name="Strong_20_Emphasis"><text:span text:style-name="T49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49"><text:tab/></text:span></text:span><text:span text:style-name="Strong_20_Emphasis"><text:span text:style-name="T49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49"><text:tab/></text:span></text:span><text:span text:style-name="Strong_20_Emphasis"><text:span text:style-name="T49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49"><text:tab/></text:span></text:span><text:span text:style-name="Strong_20_Emphasis"><text:span text:style-name="T20">Start Thunderbird en controleer de werking </text:span></text:span><text:span text:style-name="Strong_20_Emphasis"><text:span text:style-name="T37">(inc</text:span></text:span><text:span text:style-name="Strong_20_Emphasis"><text:span text:style-name="T38">l</text:span></text:span><text:span text:style-name="Strong_20_Emphasis"><text:span text:style-name="T39">usief </text:span></text:span><text:span text:style-name="Strong_20_Emphasis"><text:span text:style-name="T37"><text:s/></text:span></text:span><text:span text:style-name="Strong_20_Emphasis"><text:span text:style-name="T40">eventuele</text:span></text:span><text:span text:style-name="Strong_20_Emphasis"><text:span text:style-name="T37"> Agenda)</text:span></text:span><text:span text:style-name="Strong_20_Emphasis"><text:span text:style-name="T20">.</text:span></text:span></text:p>
      <text:p text:style-name="P14"><text:span text:style-name="Strong_20_Emphasis"><text:span text:style-name="T49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49"><text:tab/></text:span></text:span><text:span text:style-name="Strong_20_Emphasis"><text:span text:style-name="T49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49"><text:tab/></text:span></text:span><text:span text:style-name="Strong_20_Emphasis"><text:span text:style-name="T49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49"><text:tab/></text:span></text:span><text:span text:style-name="Strong_20_Emphasis"><text:span text:style-name="T49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49"><text:tab/></text:span></text:span><text:span text:style-name="Strong_20_Emphasis"><text:span text:style-name="T41">Verwijder overbodige Windows-bestanden via </text:span></text:span><text:span text:style-name="Strong_20_Emphasis"><text:span text:style-name="T58">Terminalvenster</text:span></text:span><text:span text:style-name="T58"> </text:span><text:span text:style-name="T59">en de volgende opdrachtregel:<text:line-break/></text:span></text:p>
      <text:list xml:id="list154356911927688" text:continue-numbering="true" text:style-name="L1">
        <text:list-header>
          <text:p text:style-name="P62"><text:span text:style-name="User_20_Entry"><text:span text:style-name="T91">f</text:span></text:span><text:span text:style-name="User_20_Entry"><text:span text:style-name="T92">ind </text:span></text:span><text:span text:style-name="User_20_Entry"><text:span text:style-name="T91">$HOME</text:span></text:span><text:span text:style-name="User_20_Entry"><text:span text:style-name="T92"> -</text:span></text:span><text:span text:style-name="User_20_Entry"><text:span text:style-name="T93">i</text:span></text:span><text:span text:style-name="User_20_Entry"><text:span text:style-name="T92">name </text:span></text:span><text:span text:style-name="User_20_Entry"><text:span text:style-name="T94">d</text:span></text:span><text:span text:style-name="User_20_Entry"><text:span text:style-name="T92">esktop.ini -</text:span></text:span><text:span text:style-name="User_20_Entry"><text:span text:style-name="T95">d</text:span></text:span><text:span text:style-name="User_20_Entry"><text:span text:style-name="T96">e</text:span></text:span><text:span text:style-name="User_20_Entry"><text:span text:style-name="T95">lete </text:span></text:span><text:span text:style-name="User_20_Entry"><text:span text:style-name="T97">-or </text:span></text:span><text:span text:style-name="User_20_Entry"><text:span text:style-name="T92">-</text:span></text:span><text:span text:style-name="User_20_Entry"><text:span text:style-name="T98">i</text:span></text:span><text:span text:style-name="User_20_Entry"><text:span text:style-name="T92">name </text:span></text:span><text:span text:style-name="User_20_Entry"><text:span text:style-name="T98">t</text:span></text:span><text:span text:style-name="User_20_Entry"><text:span text:style-name="T92">humbs.db -</text:span></text:span><text:span text:style-name="User_20_Entry"><text:span text:style-name="T95">delete -</text:span></text:span><text:span text:style-name="User_20_Entry"><text:span text:style-name="T97">or </text:span></text:span><text:span text:style-name="User_20_Entry"><text:span text:style-name="T92">-name '*.</text:span></text:span><text:span text:style-name="User_20_Entry"><text:span text:style-name="T99">lnk'</text:span></text:span><text:span text:style-name="User_20_Entry"><text:span text:style-name="T92"> -</text:span></text:span><text:span text:style-name="User_20_Entry"><text:span text:style-name="T95">delete -</text:span></text:span><text:span text:style-name="User_20_Entry"><text:span text:style-name="T100">or </text:span></text:span><text:span text:style-name="User_20_Entry"><text:span text:style-name="T92">-</text:span></text:span><text:span text:style-name="User_20_Entry"><text:span text:style-name="T93">i</text:span></text:span><text:span text:style-name="User_20_Entry"><text:span text:style-name="T92">name '*.</text:span></text:span><text:span text:style-name="User_20_Entry"><text:span text:style-name="T101">exe'</text:span></text:span><text:span text:style-name="User_20_Entry"><text:span text:style-name="T92"> -</text:span></text:span><text:span text:style-name="User_20_Entry"><text:span text:style-name="T95">delete</text:span></text:span><text:span text:style-name="User_20_Entry"><text:span text:style-name="T66"><text:line-break/></text:span></text:span></text:p>
        </text:list-header>
      </text:list>
      <text:p text:style-name="P15"><text:span text:style-name="Strong_20_Emphasis"><text:span text:style-name="T49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49"><text:tab/></text:span></text:span><text:span text:style-name="Strong_20_Emphasis"><text:span text:style-name="T49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49"><text:tab/></text:span></text:span><text:span text:style-name="Strong_20_Emphasis"><text:span text:style-name="T49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49"><text:tab/></text:span></text:span><text:span text:style-name="Strong_20_Emphasis"><text:span text:style-name="T49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49"><text:tab/></text:span></text:span><text:span text:style-name="Strong_20_Emphasis"><text:span text:style-name="T20">Maak verbinding met het Internet, zodat er </text:span></text:span><text:span text:style-name="Strong_20_Emphasis"><text:span text:style-name="T42">weer</text:span></text:span><text:span text:style-name="Strong_20_Emphasis"><text:span text:style-name="T20"> nieuwe </text:span></text:span><text:span text:style-name="Strong_20_Emphasis"><text:span text:style-name="T43">e-</text:span></text:span><text:span text:style-name="Strong_20_Emphasis"><text:span text:style-name="T20">mails</text:span></text:span><text:span text:style-name="Strong_20_Emphasis"><text:span text:style-name="T44"> </text:span></text:span><text:span text:style-name="Strong_20_Emphasis"><text:span text:style-name="T43">binnen</text:span></text:span><text:span text:style-name="Strong_20_Emphasis"><text:span text:style-name="T20"> </text:span></text:span><text:span text:style-name="Strong_20_Emphasis"><text:span text:style-name="T44">kunnen </text:span></text:span><text:span text:style-name="Strong_20_Emphasis"><text:span text:style-name="T20">komen.</text:span></text:span></text:p>
      <text:list xml:id="list485205474" text:style-name="L2">
        <text:list-header>
          <text:p text:style-name="P68"><text:span text:style-name="Strong_20_Emphasis"><text:span text:style-name="T149"/></text:span></text:p>
          <text:p text:style-name="P69"><text:span text:style-name="Strong_20_Emphasis"><text:span text:style-name="T149"><text:line-break/></text:span></text:span><text:span text:style-name="Strong_20_Emphasis"><text:span text:style-name="T71">E</text:span></text:span><text:span text:style-name="Strong_20_Emphasis"><text:span text:style-name="T72">inde c</text:span></text:span><text:span text:style-name="Strong_20_Emphasis"><text:span text:style-name="T73">hecklist, </text:span></text:span><text:span text:style-name="Strong_20_Emphasis"><text:span text:style-name="T74">het overzetten</text:span></text:span><text:span text:style-name="T46"> </text:span><text:span text:style-name="T45">is </text:span><text:span text:style-name="T46">voltooid.</text:span></text:p>
        </text:list-header>
      </text:list>
      <text:p text:style-name="P35"/>
      <text:list xml:id="list154357028288883" text:continue-numbering="true" text:style-name="L2">
        <text:list-header>
          <text:p text:style-name="P70"><text:span text:style-name="T70">Geschreven</text:span><text:span text:style-name="T47"> door Karel Zimmer</text:span><text:span text:style-name="Strong_20_Emphasis"><text:span text:style-name="T17"> &lt;</text:span></text:span><text:a xlink:type="simple" xlink:href="mailto:info@karelzimmer.nl" text:style-name="Internet_20_link" text:visited-style-name="Visited_20_Internet_20_Link"><text:span text:style-name="Strong_20_Emphasis"><text:span text:style-name="T156">info@karelzimmer.nl</text:span></text:span></text:a><text:span text:style-name="Strong_20_Emphasis"><text:span text:style-name="T17">&gt;</text:span></text:span><text:span text:style-name="T47">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<text:span text:style-name="T166">Jansen</text:span>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41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41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41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41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41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41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41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41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52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51">Inkomende</text:span><text:span text:style-name="T150"> </text:span>mailserver<text:line-break/>(pop.voorbeeld.com)</text:p>
          </table:table-cell>
          <table:table-cell table:style-name="Tabel2.G1" office:value-type="string">
            <text:p text:style-name="P51"><text:span text:style-name="T15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55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2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52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52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52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52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2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2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52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52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2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2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52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52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2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2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52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52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2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2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52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52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2-08-25T15:43:56.516114557">25-08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2-08-25T15:43:56.518214852">25-08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25T15:43:36.449807892</dc:date>
    <meta:print-date>2014-01-05T10:21:33.960023988</meta:print-date>
    <meta:keyword>Installatie</meta:keyword>
    <meta:keyword>Checklist</meta:keyword>
    <meta:keyword>Linux</meta:keyword>
    <meta:editing-cycles>2372</meta:editing-cycles>
    <meta:editing-duration>P4DT23H42M</meta:editing-duration>
    <meta:printed-by>Karel Zimmer</meta:printed-by>
    <dc:creator>Karel Zimmer</dc:creator>
    <meta:document-statistic meta:table-count="5" meta:image-count="0" meta:object-count="0" meta:page-count="4" meta:paragraph-count="156" meta:word-count="496" meta:character-count="4084" meta:non-whitespace-character-count="3451"/>
    <meta:user-defined meta:name="Info 1"/>
    <meta:user-defined meta:name="Info 2"/>
    <meta:user-defined meta:name="Info 3"/>
    <meta:user-defined meta:name="Info 4"/>
  </office:meta>
</office:document-meta>
</file>